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WebResponseBuilder.responseHeade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ockWebResponseBuilder.MockWebResponseBuilder( long startTime , WebRequest webRequest , Mock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WebResponseBuilder.statusMessage( int statusC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ckWebResponseBuilder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WebResponseBuilder.webResponse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